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1.3224in" svg:y="1.7988in">
            <draw:object draw:notify-on-update-of-ranges="Sheet1.B5:Sheet1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Seconds</text:p>
          </table:table-cell>
          <table:table-cell office:value-type="float" office:value="7.44" calcext:value-type="float">
            <text:p>7.44</text:p>
          </table:table-cell>
          <table:table-cell office:value-type="float" office:value="4.511" calcext:value-type="float">
            <text:p>4.511</text:p>
          </table:table-cell>
          <table:table-cell office:value-type="float" office:value="4.407" calcext:value-type="float">
            <text:p>4.407</text:p>
          </table:table-cell>
          <table:table-cell office:value-type="float" office:value="4.019" calcext:value-type="float">
            <text:p>4.019</text:p>
          </table:table-cell>
        </table:table-row>
        <table:table-row table:style-name="ro1">
          <table:table-cell table:style-name="ce1" office:value-type="string" calcext:value-type="string">
            <text:p>Speed-up</text:p>
          </table:table-cell>
          <table:table-cell/>
          <table:table-cell table:formula="of:=[.$B$5]/[.C5]" office:value-type="float" office:value="1.64930170693859" calcext:value-type="float">
            <text:p>1.64930170693859</text:p>
          </table:table-cell>
          <table:table-cell table:formula="of:=[.$B$5]/[.D5]" office:value-type="float" office:value="1.68822328114364" calcext:value-type="float">
            <text:p>1.68822328114364</text:p>
          </table:table-cell>
          <table:table-cell table:formula="of:=[.$B$5]/[.E5]" office:value-type="float" office:value="1.8512067678527" calcext:value-type="float">
            <text:p>1.85120676785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6T14:51:02.484661688</meta:creation-date>
    <dc:date>2024-04-01T18:46:16.925079618</dc:date>
    <meta:editing-duration>PT34M50S</meta:editing-duration>
    <meta:editing-cycles>9</meta:editing-cycles>
    <meta:generator>LibreOffice/7.3.7.2$Linux_X86_64 LibreOffice_project/30$Build-2</meta:generator>
    <meta:document-statistic meta:table-count="1" meta:cell-count="1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389cm" svg:y="0.316cm" chart:style-name="ch2">
          <text:p>CS 218 - Assignment #12</text:p>
        </chart:title>
        <chart:subtitle svg:x="5.098cm" svg:y="1.275cm" chart:style-name="ch3">
          <text:p>Execution Time vs Thread Count</text:p>
        </chart:subtitle>
        <chart:plot-area chart:style-name="ch4" table:cell-range-address="Sheet1.B5:Sheet1.E5" svg:x="1.33cm" svg:y="2.138cm" svg:width="14.349cm" svg:height="5.706cm">
          <chart:coordinate-region svg:x="1.766cm" svg:y="2.337cm" svg:width="13.913cm" svg:height="4.86cm"/>
          <chart:axis chart:dimension="x" chart:name="primary-x" chart:style-name="ch5">
            <chart:title svg:x="7.851cm" svg:y="8.024cm" chart:style-name="ch6">
              <text:p>Threads</text:p>
            </chart:title>
          </chart:axis>
          <chart:axis chart:dimension="y" chart:name="primary-y" chart:style-name="ch7">
            <chart:title svg:x="0.451cm" svg:y="6.239cm" chart:style-name="ch8">
              <text:p>Times (seconds)</text:p>
            </chart:title>
            <chart:grid chart:style-name="ch9" chart:class="major"/>
          </chart:axis>
          <chart:series chart:style-name="ch10" chart:values-cell-range-address="Sheet1.B5:Sheet1.E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7.44">
                <text:p>7.44</text:p>
                <draw:g>
                  <svg:desc>Sheet1.B5:Sheet1.E5</svg:desc>
                </draw:g>
              </table:table-cell>
              <table:table-cell office:value-type="float" office:value="4.511">
                <text:p>4.511</text:p>
              </table:table-cell>
              <table:table-cell office:value-type="float" office:value="4.407">
                <text:p>4.407</text:p>
              </table:table-cell>
              <table:table-cell office:value-type="float" office:value="4.019">
                <text:p>4.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